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1252in"/>
        </style:tab-stops>
      </style:paragraph-properties>
      <style:text-properties fo:font-size="12pt" officeooo:rsid="00143f1a" officeooo:paragraph-rsid="00143f1a" style:font-size-asian="12pt" style:font-size-complex="12pt"/>
    </style:style>
    <style:style style:name="P3" style:family="paragraph" style:parent-style-name="Standard">
      <style:text-properties fo:font-size="12pt" officeooo:rsid="00143f1a" officeooo:paragraph-rsid="00143f1a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1252in"/>
        </style:tab-stops>
      </style:paragraph-properties>
      <style:text-properties fo:font-size="12pt" officeooo:paragraph-rsid="00143f1a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1252in"/>
        </style:tab-stops>
      </style:paragraph-properties>
      <style:text-properties fo:font-size="12pt" officeooo:paragraph-rsid="0014a562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1252in"/>
        </style:tab-stops>
      </style:paragraph-properties>
      <style:text-properties fo:font-size="12pt" officeooo:rsid="0014a562" officeooo:paragraph-rsid="0014a562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1898in"/>
        </style:tab-stops>
      </style:paragraph-properties>
      <style:text-properties fo:font-size="12pt" officeooo:rsid="0014a562" officeooo:paragraph-rsid="0014a562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1898in"/>
        </style:tab-stops>
      </style:paragraph-properties>
      <style:text-properties fo:font-size="12pt" officeooo:paragraph-rsid="0014a562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-asian="monospace" style:font-size-asian="10.5pt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serif" fo:font-size="10.5pt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monospace" fo:font-size="10.5pt" loext:padding="0in" loext:border="none"/>
    </style:style>
    <style:style style:name="P12" style:family="paragraph" style:parent-style-name="Text_20_body">
      <style:paragraph-properties fo:margin-left="0.0102in" fo:margin-right="0.0102in" fo:text-indent="0in" style:auto-text-indent="false"/>
    </style:style>
    <style:style style:name="P13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officeooo:rsid="00143f1a"/>
    </style:style>
    <style:style style:name="T2" style:family="text">
      <style:text-properties fo:font-variant="normal" fo:text-transform="none" fo:letter-spacing="normal" fo:font-style="normal" fo:font-weight="normal" loext:padding="0in" loext:border="none"/>
    </style:style>
    <style:style style:name="T3" style:family="text">
      <style:text-properties fo:font-variant="normal" fo:text-transform="none" fo:letter-spacing="normal" style:font-style-asian="normal" style:font-weight-asian="normal" loext:padding="0in" loext:border="none"/>
    </style:style>
    <style:style style:name="T4" style:family="text">
      <style:text-properties fo:font-variant="normal" fo:text-transform="none" fo:letter-spacing="normal" officeooo:rsid="0014a562" style:font-style-asian="normal" style:font-weight-asian="normal" loext:padding="0in" loext:border="none"/>
    </style:style>
    <style:style style:name="T5" style:family="text">
      <style:text-properties fo:font-variant="normal" fo:text-transform="none" fo:letter-spacing="normal" style:font-name-asian="monospace" style:font-size-asian="10.5pt" style:font-style-asian="normal" style:font-weight-asian="normal" loext:padding="0in" loext:border="none"/>
    </style:style>
    <style:style style:name="T6" style:family="text">
      <style:text-properties fo:font-variant="normal" fo:text-transform="none" fo:letter-spacing="normal" style:font-name-asian="monospace" style:font-style-asian="normal" style:font-weight-asian="normal" loext:padding="0in" loext:border="none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officeooo:rsid="0014a562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gr1" style:family="graphic">
      <style:graphic-properties draw:fill-color="#ffffff" draw:textarea-horizontal-align="justify" draw:textarea-vertical-align="middle" draw:auto-grow-height="false" fo:min-height="0.3346in" fo:min-width="0.3346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5264in" fo:min-width="1.0126in" fo:wrap-option="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19.8854in" draw:z-index="37">
        <draw:text-box fo:min-height="0.0161in">
          <text:p text:style-name="P12"/>
        </draw:text-box>
      </draw:frame>
      <text:p text:style-name="P2"><draw:custom-shape text:anchor-type="paragraph" draw:z-index="1" draw:name="Shape1" draw:style-name="gr1" draw:text-style-name="P15" svg:width="0.4724in" svg:height="0.4724in" svg:x="2.9in" svg:y="0.0165in"><text:p text:style-name="P14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3.(a).</text:p>
      <text:p text:style-name="P3"><draw:custom-shape text:anchor-type="paragraph" draw:z-index="0" draw:name="Shape1" draw:style-name="gr1" draw:text-style-name="P15" svg:width="0.4724in" svg:height="0.4724in" svg:x="1.5945in" svg:y="0.478in"><text:p text:style-name="P14">A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" draw:name="Shape1" draw:style-name="gr1" draw:text-style-name="P15" svg:width="0.4724in" svg:height="0.4724in" svg:x="4.0945in" svg:y="0.4917in"><text:p text:style-name="P14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5" svg:width="0.4724in" svg:height="0.4724in" svg:x="4.2193in" svg:y="1.6028in"><text:p text:style-name="P14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draw:text-style-name="P15" svg:width="0.4724in" svg:height="0.4724in" svg:x="2.9555in" svg:y="2.1862in"><text:p text:style-name="P14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1" draw:text-style-name="P15" svg:width="0.4724in" svg:height="0.4724in" svg:x="1.5665in" svg:y="1.6028in"><text:p text:style-name="P14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2" draw:style-name="gr2" draw:text-style-name="P14" svg:x1="3.372in" svg:y1="0.1028in" svg:x2="4.1776in" svg:y2="0.6028in"><text:p/></draw:line><draw:line text:anchor-type="paragraph" draw:z-index="7" draw:name="Shape3" draw:style-name="gr2" draw:text-style-name="P14" svg:x1="2.9in" svg:y1="0.089in" svg:x2="1.9835in" svg:y2="0.589in"><text:p/></draw:line><draw:line text:anchor-type="paragraph" draw:z-index="8" draw:name="Shape4" draw:style-name="gr2" draw:text-style-name="P14" svg:x1="2.0665in" svg:y1="0.7417in" svg:x2="4.0945in" svg:y2="0.728in"><text:p/></draw:line><draw:line text:anchor-type="paragraph" draw:z-index="9" draw:name="Shape5" draw:style-name="gr2" draw:text-style-name="P14" svg:x1="1.9138in" svg:y1="0.8665in" svg:x2="3.122in" svg:y2="2.3528in"><text:p/></draw:line><draw:line text:anchor-type="paragraph" draw:z-index="10" draw:name="Shape6" draw:style-name="gr2" draw:text-style-name="P14" svg:x1="4.2472in" svg:y1="0.8945in" svg:x2="3.2193in" svg:y2="2.3665in"><text:p/></draw:line><draw:line text:anchor-type="paragraph" draw:z-index="11" draw:name="Shape7" draw:style-name="gr2" draw:text-style-name="P14" svg:x1="1.9138in" svg:y1="2.0055in" svg:x2="3.0665in" svg:y2="2.422in"><text:p/></draw:line><draw:line text:anchor-type="paragraph" draw:z-index="12" draw:name="Shape8" draw:style-name="gr2" draw:text-style-name="P14" svg:x1="1.7752in" svg:y1="0.95in" svg:x2="1.789in" svg:y2="1.6862in"><text:p/></draw:line><draw:line text:anchor-type="paragraph" draw:z-index="13" draw:name="Shape9" draw:style-name="gr2" draw:text-style-name="P14" svg:x1="4.372in" svg:y1="0.8528in" svg:x2="4.4138in" svg:y2="1.6862in"><text:p/></draw:line><draw:line text:anchor-type="paragraph" draw:z-index="14" draw:name="Shape10" draw:style-name="gr2" draw:text-style-name="P14" svg:x1="3.3445in" svg:y1="2.4362in" svg:x2="4.3724in" svg:y2="1.9083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s text:c="3"/>(b). <text:s/></text:span><text:span text:style-name="T2">A</text:span><text:span text:style-name="T3">、</text:span><text:span text:style-name="T2">C</text:span><text:span text:style-name="T3">、</text:span><text:span text:style-name="T2">E</text:span><text:span text:style-name="T3">都参与了两个三角形的连接，即这三个点都参加了两个社团。</text:span></text:p>
      <text:p text:style-name="P4"><text:span text:style-name="T3"/></text:p>
      <text:p text:style-name="P4"><text:span text:style-name="T3"/></text:p>
      <text:p text:style-name="P4"><draw:custom-shape text:anchor-type="paragraph" draw:z-index="15" draw:name="Shape1" draw:style-name="gr1" draw:text-style-name="P15" svg:width="0.4724in" svg:height="0.4724in" svg:x="0.4972in" svg:y="0.1701in"><text:p text:style-name="P14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1" draw:text-style-name="P15" svg:width="0.4724in" svg:height="0.4724in" svg:x="0.4972in" svg:y="0.9575in"><text:p text:style-name="P14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2"><draw:line text:anchor-type="paragraph" draw:z-index="25" draw:name="Shape12" draw:style-name="gr2" draw:text-style-name="P14" svg:x1="0.9693in" svg:y1="0.1453in" svg:x2="2.9693in" svg:y2="0.8815in"><text:p/></draw:line><text:span text:style-name="T3">4.</text:span><text:span text:style-name="T4">(a).</text:span></text:p>
      <text:p text:style-name="P2"><draw:custom-shape text:anchor-type="paragraph" draw:z-index="17" draw:name="Shape1" draw:style-name="gr1" draw:text-style-name="P15" svg:width="0.4724in" svg:height="0.4724in" svg:x="0.4972in" svg:y="1.3516in"><text:p text:style-name="P14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1" draw:text-style-name="P15" svg:width="0.4724in" svg:height="0.4724in" svg:x="0.4972in" svg:y="2.139in"><text:p text:style-name="P14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1" draw:text-style-name="P15" svg:width="0.4724in" svg:height="0.4724in" svg:x="0.4972in" svg:y="2.9264in"><text:p text:style-name="P14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1" draw:text-style-name="P15" svg:width="0.4724in" svg:height="0.4724in" svg:x="0.4972in" svg:y="3.7138in"><text:p text:style-name="P14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1" draw:style-name="gr3" draw:text-style-name="P15" svg:width="1.0697in" svg:height="0.5835in" svg:x="2.9693in" svg:y="0.5417in"><text:p text:style-name="P14">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1" draw:style-name="gr3" draw:text-style-name="P15" svg:width="1.0697in" svg:height="0.5835in" svg:x="2.9693in" svg:y="1.3291in"><text:p text:style-name="P14">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1" draw:style-name="gr3" draw:text-style-name="P15" svg:width="1.0697in" svg:height="0.5835in" svg:x="2.9693in" svg:y="2.1165in"><text:p text:style-name="P14">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1" draw:style-name="gr3" draw:text-style-name="P15" svg:width="1.0697in" svg:height="0.5835in" svg:x="2.9693in" svg:y="2.9043in"><text:p text:style-name="P14">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6" draw:name="Shape13" draw:style-name="gr2" draw:text-style-name="P14" svg:x1="0.9in" svg:y1="2.9673in" svg:x2="2.9693in" svg:y2="1.0646in"><text:p/></draw:line><draw:line text:anchor-type="paragraph" draw:z-index="27" draw:name="Shape14" draw:style-name="gr2" draw:text-style-name="P14" svg:x1="0.9in" svg:y1="0.1898in" svg:x2="2.9693in" svg:y2="1.4118in"><text:p/></draw:line><draw:line text:anchor-type="paragraph" draw:z-index="28" draw:name="Shape15" draw:style-name="gr2" draw:text-style-name="P14" svg:x1="0.9693in" svg:y1="0.7728in" svg:x2="2.9693in" svg:y2="0.8146in"><text:p/></draw:line><draw:line text:anchor-type="paragraph" draw:z-index="29" draw:name="Shape16" draw:style-name="gr2" draw:text-style-name="P14" svg:x1="0.9in" svg:y1="0.9535in" svg:x2="2.9693in" svg:y2="2.1898in"><text:p/></draw:line><draw:line text:anchor-type="paragraph" draw:z-index="30" draw:name="Shape17" draw:style-name="gr2" draw:text-style-name="P14" svg:x1="0.9693in" svg:y1="1.6063in" svg:x2="2.9693in" svg:y2="1.6343in"><text:p/></draw:line><draw:line text:anchor-type="paragraph" draw:z-index="31" draw:name="Shape18" draw:style-name="gr2" draw:text-style-name="P14" svg:x1="0.9in" svg:y1="1.7453in" svg:x2="2.9693in" svg:y2="2.9673in"><text:p/></draw:line><draw:line text:anchor-type="paragraph" draw:z-index="32" draw:name="Shape19" draw:style-name="gr2" draw:text-style-name="P14" svg:x1="0.9693in" svg:y1="2.3283in" svg:x2="2.9693in" svg:y2="2.4118in"><text:p/></draw:line><draw:line text:anchor-type="paragraph" draw:z-index="33" draw:name="Shape20" draw:style-name="gr2" draw:text-style-name="P14" svg:x1="0.9693in" svg:y1="2.4118in" svg:x2="2.9693in" svg:y2="3.1898in"><text:p/></draw:line><draw:line text:anchor-type="paragraph" draw:z-index="34" draw:name="Shape21" draw:style-name="gr2" draw:text-style-name="P14" svg:x1="0.9693in" svg:y1="3.1201in" svg:x2="2.9693in" svg:y2="1.8146in"><text:p/></draw:line><draw:line text:anchor-type="paragraph" draw:z-index="35" draw:name="Shape22" draw:style-name="gr2" draw:text-style-name="P14" svg:x1="0.9693in" svg:y1="3.8843in" svg:x2="2.9693in" svg:y2="2.6063in"><text:p/></draw:line><draw:line text:anchor-type="paragraph" draw:z-index="36" draw:name="Shape23" draw:style-name="gr2" draw:text-style-name="P14" svg:x1="0.9693in" svg:y1="4.0228in" svg:x2="2.9693in" svg:y2="3.4118in"><text:p/></draw:line> <text:s/>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<text:s text:c="3"/>(b).</text:span><text:span text:style-name="T3">图中有</text:span><text:span text:style-name="T2">ABE</text:span><text:span text:style-name="T3">、</text:span><text:span text:style-name="T2">ACE</text:span><text:span text:style-name="T3">、</text:span><text:span text:style-name="T2">BDF</text:span><text:span text:style-name="T3">、</text:span><text:span text:style-name="T2">CDF</text:span><text:span text:style-name="T3">四个三角形且任意两三角形中不会出现所有节点间都有边的情况，<text:tab/><text:tab/>因此至少需要四个社团。</text:span></text:p>
      <text:p text:style-name="P2"><text:soft-page-break/>第五章</text:p>
      <text:p text:style-name="P2"/>
      <text:p text:style-name="P5"><text:span text:style-name="T9">3. (a).</text:span></text:p>
      <text:p text:style-name="P5"><text:span text:style-name="T4"><text:tab/><text:tab/></text:span><text:span text:style-name="T3">没有。假设</text:span><text:span text:style-name="T2">D</text:span><text:span text:style-name="T3">进入这个社会网络都平衡。因为</text:span><text:span text:style-name="T2">AB</text:span><text:span text:style-name="T3">是</text:span><text:span text:style-name="T2">-</text:span><text:span text:style-name="T3">边，所以</text:span><text:span text:style-name="T2">AD</text:span><text:span text:style-name="T3">和</text:span><text:span text:style-name="T2">BD</text:span><text:span text:style-name="T3">只能是一个</text:span><text:span text:style-name="T2">+</text:span><text:span text:style-name="T3">边一个</text:span><text:span text:style-name="T2">-</text:span><text:span text:style-name="T3">边，同理，因为</text:span><text:span text:style-name="T2">AC</text:span><text:span text:style-name="T3">是</text:span><text:span text:style-name="T2">-</text:span><text:span text:style-name="T3">边，所以</text:span><text:span text:style-name="T2">AD</text:span><text:span text:style-name="T3">和</text:span><text:span text:style-name="T2">CD</text:span><text:span text:style-name="T3">只能是一个</text:span><text:span text:style-name="T2">+</text:span><text:span text:style-name="T3">边一个</text:span><text:span text:style-name="T2">-</text:span><text:span text:style-name="T3">边，同理，因为</text:span><text:span text:style-name="T2">BC</text:span><text:span text:style-name="T3">是</text:span><text:span text:style-name="T2">-</text:span><text:span text:style-name="T3">边，所以</text:span><text:span text:style-name="T2">BD</text:span><text:span text:style-name="T3">和</text:span><text:span text:style-name="T2">CD</text:span><text:span text:style-name="T3">只能是一个</text:span><text:span text:style-name="T2">+</text:span><text:span text:style-name="T3">边一个</text:span><text:span text:style-name="T2">-</text:span><text:span text:style-name="T3">边。假设</text:span><text:span text:style-name="T2">AD</text:span><text:span text:style-name="T3">为</text:span><text:span text:style-name="T2">+</text:span><text:span text:style-name="T3">边则</text:span><text:span text:style-name="T2">BD</text:span><text:span text:style-name="T3">为</text:span><text:span text:style-name="T2">-</text:span><text:span text:style-name="T3">边，则需要</text:span><text:span text:style-name="T2">CD</text:span><text:span text:style-name="T3">同时为</text:span><text:span text:style-name="T2">+</text:span><text:span text:style-name="T3">边和</text:span><text:span text:style-name="T2">-</text:span><text:span text:style-name="T3">边，矛盾所以，</text:span><text:span text:style-name="T2">D</text:span><text:span text:style-name="T3">必在某个不平衡三角形中。</text:span></text:p>
      <text:p text:style-name="P6"/>
      <text:p text:style-name="P7"><text:tab/>(b).</text:p>
      <text:p text:style-name="P8"><text:span text:style-name="T9"><text:tab/><text:tab/></text:span><text:span text:style-name="T3">没有。假设</text:span><text:span text:style-name="T2">D</text:span><text:span text:style-name="T3">进入这个社会网络都平衡。因为</text:span><text:span text:style-name="T2">AB</text:span><text:span text:style-name="T3">是</text:span><text:span text:style-name="T2">+</text:span><text:span text:style-name="T3">边，所以</text:span><text:span text:style-name="T2">AD</text:span><text:span text:style-name="T3">和</text:span><text:span text:style-name="T2">BD</text:span><text:span text:style-name="T3">只能是相同符号的边，同理因为</text:span><text:span text:style-name="T2">AC</text:span><text:span text:style-name="T3">是</text:span><text:span text:style-name="T2">+</text:span><text:span text:style-name="T3">边，所以</text:span><text:span text:style-name="T2">AD</text:span><text:span text:style-name="T3">和</text:span><text:span text:style-name="T2">CD</text:span><text:span text:style-name="T3">只能是相同符号的边。假设</text:span><text:span text:style-name="T2">AD</text:span><text:span text:style-name="T3">为</text:span><text:span text:style-name="T2">+</text:span><text:span text:style-name="T3">边，所以</text:span><text:span text:style-name="T2">BD,CD</text:span><text:span text:style-name="T3">也为</text:span><text:span text:style-name="T2">+</text:span><text:span text:style-name="T3">边。但</text:span><text:span text:style-name="T2">BDC</text:span><text:span text:style-name="T3">这个社交网络不平衡。矛盾所以，</text:span><text:span text:style-name="T2">D</text:span><text:span text:style-name="T3">必在某个不平衡三角形中。</text:span></text:p>
      <text:p text:style-name="P7"/>
      <text:p text:style-name="P7"><text:tab/>(c).</text:p>
      <text:p text:style-name="P8"><text:span text:style-name="T9"><text:tab/><text:tab/></text:span><text:span text:style-name="T3">不能。对于一个不平衡图，他一定包含一个不平衡三角形，而这个三角形一定和</text:span><text:span text:style-name="T2">(a)</text:span><text:span text:style-name="T3">和</text:span><text:span text:style-name="T2">(b)</text:span><text:span text:style-name="T3">所列出的三角形其中的一个同构。利用假设法讨论，将原图中不平衡三角形的三个点名为</text:span><text:span text:style-name="T2">A</text:span><text:span text:style-name="T3">、</text:span><text:span text:style-name="T2">B</text:span><text:span text:style-name="T3">、</text:span><text:span text:style-name="T2">C</text:span><text:span text:style-name="T3">，那么，插入</text:span><text:span text:style-name="T2">X</text:span><text:span text:style-name="T3">后，</text:span><text:span text:style-name="T2">ABX,ACX,BCX</text:span><text:span text:style-name="T3">至少有一个为不平衡三角形，所以只要原来的图是不平衡的，添加节点</text:span><text:span text:style-name="T2">X </text:span><text:span text:style-name="T3">之后，</text:span><text:span text:style-name="T2">X </text:span><text:span text:style-name="T3">一定在某个不平衡三角形中。</text:span></text:p>
      <text:p text:style-name="P8"><text:span text:style-name="T3"/></text:p>
      <text:p text:style-name="P1">4. 设这50个农民分别为1、2、3......50，则1与15为朋友，15与30为朋友，30与1为敌人，此关系为不平衡结构。<text:span text:style-name="T6">因此该完全图不具有平衡结构特性。</text:span></text:p>
      <text:p text:style-name="P1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社会计算作业（第四章）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1:14:08.840513029</meta:creation-date>
    <dc:date>2018-04-27T01:45:17.169700325</dc:date>
    <meta:editing-duration>PT4M53S</meta:editing-duration>
    <meta:editing-cycles>1</meta:editing-cycles>
    <meta:document-statistic meta:table-count="0" meta:image-count="0" meta:object-count="0" meta:page-count="2" meta:paragraph-count="15" meta:word-count="557" meta:character-count="671" meta:non-whitespace-character-count="644"/>
    <meta:generator>LibreOffice/5.1.6.2$Linux_X86_64 LibreOffice_project/10m0$Build-2</meta:generator>
  </office:meta>
</office:document-meta>
</file>